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69d9d"/>
    </style:style>
    <style:style style:name="T1" style:family="text">
      <style:text-properties officeooo:rsid="00069d9d"/>
    </style:style>
    <style:style style:name="T2" style:family="text">
      <style:text-properties fo:font-style="italic" officeooo:rsid="00069d9d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ighlights</text:h>
      <text:list xml:id="list1691457939" text:style-name="L1">
        <text:list-item>
          <text:p text:style-name="P1"><text:span text:style-name="T1">Because of the intractability of most models, methods for estimating Exponential Random Graph Models (ERGMs) are centered around approximations.</text:span></text:p>
        </text:list-item>
        <text:list-item>
          <text:p text:style-name="P2"><text:span text:style-name="T1">On the other hand, </text:span><text:span text:style-name="T2">modern computers</text:span><text:span text:style-name="T1"> make it feasible to enumerate sufficient statistics for large arrays of networks in a rather fast way.</text:span></text:p>
        </text:list-item>
        <text:list-item>
          <text:p text:style-name="P2"><text:span text:style-name="T1">We wrote an R package that allows us estimate ERGMs for small networks, in particular, pooled models using exact statistics, and hence, obtaining Maximum Likelihood Estimates directly without using approximations.</text:span></text:p>
        </text:list-item>
        <text:list-item>
          <text:p text:style-name="P2"><text:span text:style-name="T1">We find that in some cases using this “exact” estimation method makes a significant difference from both practical and statistical point of view. We call this extension ERGMito.</text:span></text:p>
        </text:list-item>
        <text:list-item>
          <text:p text:style-name="P2"><text:span text:style-name="T1">Finally, exact calculation of ERGMs likelihoods opens a big window for new methodological innovations relative to small networks.</text:span>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1T16:49:38.079788160</meta:creation-date>
    <dc:date>2019-12-01T16:57:12.115211167</dc:date>
    <meta:editing-duration>PT7M34S</meta:editing-duration>
    <meta:editing-cycles>1</meta:editing-cycles>
    <meta:document-statistic meta:table-count="0" meta:image-count="0" meta:object-count="0" meta:page-count="1" meta:paragraph-count="6" meta:word-count="124" meta:character-count="816" meta:non-whitespace-character-count="703"/>
    <meta:generator>LibreOffice/6.3.3.2$Linux_X86_64 LibreOffice_project/30$Build-2</meta:generator>
  </office:meta>
</office:document-meta>
</file>